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ContextManager.createServer( URL url , SslParameters ss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JettyContextManager.remove( Objec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hreadPoolWrapper.getIdle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ontextManager.sto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hreadPoolWrapper.jo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ettyContextManager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ettyContextManag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ttyContextManage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ontextManager.setupSslConnector( URL url , SslParameters ss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JettyContextManager.createContext( String strUrl , HttpProcessor processo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JettyContextManager.getKey( URL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ttyContextManag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Wrapper.isLowOn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ontextManager.getMain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Wrapper.dispatch( Runnable jo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ContextManager.setupManagerSslConnector( URL url , SslParameters ss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isplayServiceHandler.handle( String target , HttpServletRequest request , HttpServletResponse response , int dispatch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JettyContextManager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Wrapper.get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ontextManager.setConfiguration( Http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ontextManager.setMBeanServer( MBeanServer mBean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ontextManager.getServer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ontextManager.getThread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